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 style:list-style-name="L2">
      <style:graphic-properties draw:stroke="none" draw:fill="none" fo:min-height="15.164cm"/>
    </style:style>
    <style:style style:name="gr4" style:family="graphic" style:parent-style-name="standard">
      <style:graphic-properties draw:stroke="none" draw:fill="none" fo:min-height="5.971cm"/>
    </style:style>
    <style:style style:name="gr5" style:family="graphic" style:parent-style-name="standard" style:list-style-name="L2">
      <style:graphic-properties draw:stroke="none" draw:fill="none" fo:min-height="15.604cm"/>
    </style:style>
    <style:style style:name="gr6" style:family="graphic" style:parent-style-name="standard" style:list-style-name="L2">
      <style:graphic-properties draw:stroke="none" draw:fill="none" fo:min-height="14.147cm"/>
    </style:style>
    <style:style style:name="gr7" style:family="graphic" style:parent-style-name="standard">
      <style:graphic-properties draw:stroke="none" draw:fill="none" fo:min-height="5.298cm"/>
    </style:style>
    <style:style style:name="pr1" style:family="presentation" style:parent-style-name="Default-title">
      <style:graphic-properties fo:min-height="4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875cm" style:use-optimal-column-width="false"/>
    </style:style>
    <style:style style:name="co2" style:family="table-column">
      <style:table-column-properties style:column-width="4.884cm" style:use-optimal-column-width="false"/>
    </style:style>
    <style:style style:name="ro1" style:family="table-row">
      <style:table-row-properties style:row-height="1.852cm"/>
    </style:style>
    <style:style style:name="ro2" style:family="table-row">
      <style:table-row-properties style:row-height="3.172cm"/>
    </style:style>
    <style:style style:name="ro3" style:family="table-row">
      <style:table-row-properties style:row-height="3.184cm"/>
    </style:style>
    <style:style style:name="ce1" style:family="table-cell">
      <style:paragraph-properties fo:text-align="center" style:writing-mode="rl-tb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 style:writing-mode="rl-tb"/>
      <style:text-properties fo:font-size="28pt" style:font-size-asian="28pt" style:font-size-complex="28pt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lr-tb"/>
      <style:text-properties fo:font-size="26pt" style:font-size-asian="26pt" style:font-size-complex="2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weight="normal" style:font-weight-asian="normal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end" style:writing-mode="rl-tb"/>
      <style:text-properties fo:font-size="40pt"/>
    </style:style>
    <style:style style:name="P13" style:family="paragraph">
      <style:paragraph-properties fo:text-align="start" style:writing-mode="lr-tb"/>
      <style:text-properties fo:font-size="40pt"/>
    </style:style>
    <style:style style:name="P14" style:family="paragraph">
      <loext:graphic-properties draw:fill="none"/>
      <style:paragraph-properties fo:text-align="end" style:writing-mode="rl-tb"/>
      <style:text-properties fo:font-size="40pt"/>
    </style:style>
    <style:style style:name="P15" style:family="paragraph">
      <loext:graphic-properties draw:fill="none"/>
      <style:paragraph-properties fo:text-align="end" style:writing-mode="rl-tb"/>
    </style:style>
    <style:style style:name="P16" style:family="paragraph">
      <style:paragraph-properties fo:text-align="center" style:writing-mode="rl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/>
      <style:paragraph-properties fo:text-align="end" style:writing-mode="rl-tb"/>
      <style:text-properties style:use-window-font-color="true" fo:font-size="32pt"/>
    </style:style>
    <style:style style:name="P19" style:family="paragraph">
      <loext:graphic-properties draw:fill="none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bold" style:font-weight-asian="bold" style:font-weight-complex="bold"/>
    </style:style>
    <style:style style:name="T8" style:family="text">
      <style:text-properties fo:font-size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6666ff"/>
    </style:style>
    <style:style style:name="T11" style:family="text">
      <style:text-properties fo:color="#6666ff" fo:font-size="24pt" style:font-size-asian="24pt" style:font-size-complex="24pt"/>
    </style:style>
    <style:style style:name="T12" style:family="text">
      <style:text-properties fo:color="#cc00cc" fo:font-size="40pt" style:font-size-asian="40pt" style:font-size-complex="40pt"/>
    </style:style>
    <style:style style:name="T13" style:family="text">
      <style:text-properties fo:color="#cc00cc" fo:font-size="28pt" style:font-size-asian="28pt" style:font-size-complex="28pt"/>
    </style:style>
    <style:style style:name="T14" style:family="text">
      <style:text-properties fo:color="#009933" fo:font-size="40pt" style:font-size-asian="40pt" style:font-size-complex="40pt"/>
    </style:style>
    <style:style style:name="T15" style:family="text">
      <style:text-properties fo:color="#009933" fo:font-size="32pt" style:font-size-asian="32pt" style:font-size-complex="32pt"/>
    </style:style>
    <style:style style:name="T16" style:family="text">
      <style:text-properties fo:color="#009933" fo:font-size="28pt" style:font-size-asian="28pt" style:font-size-complex="28pt"/>
    </style:style>
    <style:style style:name="T17" style:family="text">
      <style:text-properties fo:color="#0000ff" fo:font-size="32pt" style:font-size-asian="32pt" style:font-size-complex="32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use-window-font-color="true" fo:font-size="32pt"/>
    </style:style>
    <style:style style:name="T24" style:family="text">
      <style:text-properties fo:color="#000000" fo:font-size="32pt"/>
    </style:style>
    <style:style style:name="T2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7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30" style:family="text">
      <style:text-properties style:use-window-font-color="true" fo:font-size="40pt" style:font-size-asian="40pt" style:font-size-complex="40pt"/>
    </style:style>
    <style:style style:name="T31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01cm" svg:x="1.4cm" svg:y="1.27cm" presentation:class="title" presentation:user-transformed="true">
          <draw:text-box>
            <text:p text:style-name="P1"><text:span text:style-name="T1">מבוא </text:span><text:span text:style-name="T1">לתיכ</text:span><text:span text:style-name="T1">נות </text:span><text:span text:style-name="T1">מונח</text:span><text:span text:style-name="T1">ה </text:span><text:span text:style-name="T1">עצמי</text:span><text:span text:style-name="T1">ם – </text:span><text:span text:style-name="T1">אוספ</text:span><text:span text:style-name="T1">י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אוספים </text:span><text:span text:style-name="T2">- </text:span><text:span text:style-name="T2">הגדרה</text:span></text:p>
          </draw:text-box>
        </draw:frame>
        <draw:frame draw:style-name="gr2" draw:text-style-name="P6" draw:layer="layout" svg:width="0.502cm" svg:height="1.187cm" svg:x="13.91cm" svg:y="10.298cm">
          <draw:text-box>
            <text:p/>
          </draw:text-box>
        </draw:frame>
        <draw:frame presentation:style-name="pr4" draw:text-style-name="P7" draw:layer="layout" svg:width="25.199cm" svg:height="14.39cm" svg:x="1.401cm" svg:y="4.914cm" presentation:class="outline" presentation:user-transformed="true">
          <draw:text-box>
            <text:list text:style-name="L2">
              <text:list-header>
                <text:p text:style-name="P7"><text:span text:style-name="T3">אוסף (</text:span><text:span text:style-name="T3">Collection</text:span><text:span text:style-name="T3">) </text:span><text:span text:style-name="T4">הוא ממשק כללי המאפשר:</text:span></text:p>
              </text:list-header>
              <text:list-item>
                <text:p text:style-name="P7"><text:span text:style-name="T3">הוספת</text:span><text:span text:style-name="T4"> פריטים לאוסף,</text:span></text:p>
              </text:list-item>
              <text:list-item>
                <text:p text:style-name="P7"><text:span text:style-name="T3">בדיקה </text:span><text:span text:style-name="T5">איזה פריטים נמצאים באוסף,</text:span></text:p>
              </text:list-item>
              <text:list-item>
                <text:p text:style-name="P7"><text:span text:style-name="T3">הסרת</text:span><text:span text:style-name="T4"> פריטים מהאוסף.</text:span></text:p>
                <text:p text:style-name="P7"><text:span text:style-name="T4"/></text:p>
                <text:p text:style-name="P7"><text:span text:style-name="T6">איזה סוגים של אוספים אתם מכירים? </text:span></text:p>
                <text:p text:style-name="P7"><text:span text:style-name="T6">מה ההבדלים ביניהם?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1"><text:span text:style-name="T2">מעבר </text:span><text:span text:style-name="T2">על כל </text:span><text:span text:style-name="T2">הפריטי</text:span><text:span text:style-name="T2">ם </text:span><text:span text:style-name="T2">באוסף</text:span></text:p>
          </draw:text-box>
        </draw:frame>
        <draw:frame draw:style-name="gr2" draw:text-style-name="P6" draw:layer="layout" svg:width="0.502cm" svg:height="1.187cm" svg:x="13.91cm" svg:y="10.298cm">
          <draw:text-box>
            <text:p/>
          </draw:text-box>
        </draw:frame>
        <draw:frame presentation:style-name="pr4" draw:text-style-name="P12" draw:layer="layout" svg:width="25.199cm" svg:height="13.628cm" svg:x="1.401cm" svg:y="4.914cm" presentation:class="outline" presentation:user-transformed="true">
          <draw:text-box>
            <text:list text:style-name="L2">
              <text:list-header>
                <text:p text:style-name="P10"><text:span text:style-name="T7">איטרטור</text:span><text:span text:style-name="T8"> (</text:span><text:span text:style-name="T8">Iterator</text:span><text:span text:style-name="T8">) הוא </text:span><text:span text:style-name="T7">ממשק</text:span><text:span text:style-name="T8"> עם הפעולות הבאות:</text:span></text:p>
              </text:list-header>
              <text:list-item>
                <text:p text:style-name="P10"><text:span text:style-name="T7">בדיקה</text:span><text:span text:style-name="T8"> אם יש עוד פריט באוסף,</text:span></text:p>
              </text:list-item>
              <text:list-item>
                <text:p text:style-name="P10"><text:span text:style-name="T7">החזרת</text:span><text:span text:style-name="T8"> הפריט הבא באוסף,</text:span></text:p>
              </text:list-item>
              <text:list-item>
                <text:p text:style-name="P10"><text:span text:style-name="T7">הסרת</text:span><text:span text:style-name="T8"> הפריט שהוחזר לאחרונה מהאוסף.</text:span><text:span text:style-name="T8"><text:line-break/></text:span><text:span text:style-name="T8"/></text:p>
                <text:p text:style-name="P10"><text:span text:style-name="T8">איך להשיג איטרטור?</text:span></text:p>
                <text:p text:style-name="P11"><text:span text:style-name="T9">collection.iterator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1">מעבר על כל הפריטים באוסף</text:p>
          </draw:text-box>
        </draw:frame>
        <draw:frame draw:style-name="gr2" draw:text-style-name="P6" draw:layer="layout" svg:width="0.502cm" svg:height="1.187cm" svg:x="13.91cm" svg:y="10.298cm">
          <draw:text-box>
            <text:p/>
          </draw:text-box>
        </draw:frame>
        <draw:frame draw:style-name="gr3" draw:text-style-name="P14" draw:layer="layout" svg:width="25.146cm" svg:height="15.414cm" svg:x="1.778cm" svg:y="4.907cm">
          <draw:text-box>
            <text:list text:style-name="L2">
              <text:list-header>
                <text:p text:style-name="P12"/>
              </text:list-header>
            </text:list>
            <text:list text:style-name="L1">
              <text:list-item>
                <text:p text:style-name="P12"><text:span text:style-name="T10">א. </text:span><text:span text:style-name="T10">לולאה </text:span><text:span text:style-name="T10">ארוכה </text:span><text:span text:style-name="T10">(עם </text:span><text:span text:style-name="T10">אפשרו</text:span><text:span text:style-name="T10">ת </text:span><text:span text:style-name="T10">להסר</text:span><text:span text:style-name="T10">ה):</text:span></text:p>
              </text:list-item>
            </text:list>
            <text:list text:style-name="L2">
              <text:list-item>
                <text:p text:style-name="P13"><text:span text:style-name="T11"><text:s/></text:span><text:span text:style-name="T11">for </text:span><text:span text:style-name="T11">(Iterator</text:span><text:span text:style-name="T11">&lt;T&gt; iter </text:span><text:span text:style-name="T11">= </text:span><text:span text:style-name="T11">c.iterato</text:span><text:span text:style-name="T11">r(); <text:s text:c="3"/></text:span><text:span text:style-name="T11">iter.has</text:span><text:span text:style-name="T11">Next(); ) </text:span><text:span text:style-name="T11"><text:s text:c="2"/>{</text:span></text:p>
                <text:p text:style-name="P13"><text:span text:style-name="T11"><text:s text:c="11"/></text:span><text:span text:style-name="T11">T </text:span><text:span text:style-name="T11"><text:s/>object </text:span><text:span text:style-name="T11">= </text:span><text:span text:style-name="T11">iter.next</text:span><text:span text:style-name="T11">();</text:span><text:span text:style-name="T11"><text:line-break/></text:span><text:span text:style-name="T11"> <text:s text:c="11"/></text:span><text:span text:style-name="T11">….</text:span><text:span text:style-name="T11"><text:line-break/></text:span><text:span text:style-name="T11"> <text:s text:c="10"/></text:span><text:span text:style-name="T11">iter.rem</text:span><text:span text:style-name="T11">ove();</text:span></text:p>
                <text:p text:style-name="P13"><text:span text:style-name="T11">}</text:span></text:p>
              </text:list-item>
            </text:list>
            <text:list text:style-name="L1">
              <text:list-item>
                <text:p text:style-name="P12"><text:span text:style-name="T12">ב. </text:span><text:span text:style-name="T12">לולאה </text:span><text:span text:style-name="T12">קצרה </text:span><text:span text:style-name="T12">(בלי </text:span><text:span text:style-name="T12">אפשרו</text:span><text:span text:style-name="T12">ת </text:span><text:span text:style-name="T12">להסר</text:span><text:span text:style-name="T12">ה):</text:span></text:p>
              </text:list-item>
              <text:list-item>
                <text:p text:style-name="P13"><text:span text:style-name="T13"><text:s/></text:span><text:span text:style-name="T13">for (T </text:span><text:span text:style-name="T13">object : </text:span><text:span text:style-name="T13">coll ) {… </text:span><text:span text:style-name="T13"><text:line-break/></text:span><text:span text:style-name="T13"> <text:s text:c="9"/></text:span><text:span text:style-name="T13"><text:line-break/></text:span><text:span text:style-name="T13">}</text:span></text:p>
              </text:list-item>
              <text:list-item>
                <text:p text:style-name="P12"><text:span text:style-name="T14">ג. </text:span><text:span text:style-name="T14">שורה </text:span><text:span text:style-name="T14">אחת: <text:s text:c="2"/></text:span><text:span text:style-name="T15"><text:s text:c="12"/></text:span><text:span text:style-name="T16">coll.forE</text:span><text:span text:style-name="T16">ach </text:span><text:span text:style-name="T16">(item </text:span><text:span text:style-name="T16">-&gt; ...)</text:span><text:span text:style-name="T15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מימושים של אוספים</text:p>
          </draw:text-box>
        </draw:frame>
        <draw:frame draw:style-name="gr4" draw:text-style-name="P15" draw:layer="layout" svg:width="22.634cm" svg:height="6.221cm" svg:x="2.766cm" svg:y="16.002cm">
          <draw:text-box>
            <text:list text:style-name="L2">
              <text:list-header>
                <text:p text:style-name="P10"/>
              </text:list-header>
            </text:list>
            <text:list text:style-name="L1">
              <text:list-item>
                <text:list>
                  <text:list-item>
                    <text:p text:style-name="P10">לפירוט ואוספים נוספים חפשו:<text:line-break/><text:span text:style-name="T17">Java </text:span><text:span text:style-name="T17">util </text:span><text:span text:style-name="T17">collec</text:span><text:span text:style-name="T17">tion</text:span></text:p>
                  </text:list-item>
                </text:list>
              </text:list-item>
            </text:list>
            <text:list text:style-name="L2">
              <text:list-header>
                <text:p text:style-name="P10"/>
              </text:list-header>
            </text:list>
          </draw:text-box>
        </draw:frame>
        <draw:frame draw:style-name="standard" draw:layer="layout" svg:width="24.383cm" svg:height="13.082cm" svg:x="2.057cm" svg:y="3.4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6"><text:span text:style-name="T18"/></text:p>
                <text:p text:style-name="P16"><text:span text:style-name="T18">סדר:</text:span></text:p>
                <text:p text:style-name="P16"><text:span text:style-name="T18"/></text:p>
              </table:table-cell>
              <table:table-cell>
                <text:p text:style-name="P16"><text:span text:style-name="T19">קבוצה בלי כפילויות</text:span></text:p>
                <text:p text:style-name="P16"><text:span text:style-name="T18">Set</text:span></text:p>
              </table:table-cell>
              <table:table-cell>
                <text:p text:style-name="P16"><text:span text:style-name="T19">רשימה עם כפילויות</text:span></text:p>
                <text:p text:style-name="P16"><text:span text:style-name="T18">List</text:span></text:p>
              </table:table-cell>
              <table:table-cell>
                <text:p text:style-name="P16"><text:span text:style-name="T19">תור עם כפילויות</text:span></text:p>
                <text:p text:style-name="P16"><text:span text:style-name="T18">Queue</text:span></text:p>
              </table:table-cell>
              <table:table-cell>
                <text:p text:style-name="P16"><text:span text:style-name="T19">התאמת מפתח-ערך</text:span></text:p>
                <text:p text:style-name="P16"><text:span text:style-name="T18">Map</text:span></text:p>
              </table:table-cell>
            </table:table-row>
            <table:table-row table:style-name="ro2" table:default-cell-style-name="ce4">
              <table:table-cell table:style-name="ce3">
                <text:p text:style-name="P16"><text:span text:style-name="T20">ללא</text:span><text:span text:style-name="T20"><text:line-break/></text:span><text:span text:style-name="T20">סדר</text:span></text:p>
              </table:table-cell>
              <table:table-cell>
                <text:p text:style-name="P17"><text:span text:style-name="T21">HashSe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HashMap</text:span></text:p>
              </table:table-cell>
            </table:table-row>
            <table:table-row table:style-name="ro2" table:default-cell-style-name="ce4">
              <table:table-cell table:style-name="ce3">
                <text:p text:style-name="P16"><text:span text:style-name="T20">סדר הכנסה</text:span></text:p>
              </table:table-cell>
              <table:table-cell>
                <text:p text:style-name="P17"><text:span text:style-name="T21">Linked</text:span><text:span text:style-name="T21"><text:line-break/></text:span><text:span text:style-name="T21">HashSet</text:span></text:p>
              </table:table-cell>
              <table:table-cell>
                <text:p text:style-name="P17"><text:span text:style-name="T21">ArrayList, LinkedList</text:span></text:p>
              </table:table-cell>
              <table:table-cell>
                <text:p text:style-name="P17"><text:span text:style-name="T22">ArrayDeque,</text:span><text:span text:style-name="T21"> LinkedList</text:span></text:p>
              </table:table-cell>
              <table:table-cell>
                <text:p text:style-name="P17"><text:span text:style-name="T21">Linked</text:span><text:span text:style-name="T21"><text:line-break/></text:span><text:span text:style-name="T21">HashMap</text:span></text:p>
              </table:table-cell>
            </table:table-row>
            <table:table-row table:style-name="ro3" table:default-cell-style-name="ce4">
              <table:table-cell table:style-name="ce3">
                <text:p text:style-name="P16"><text:span text:style-name="T20">סדר</text:span><text:span text:style-name="T20"><text:line-break/></text:span><text:span text:style-name="T20">טבעי</text:span></text:p>
              </table:table-cell>
              <table:table-cell>
                <text:p text:style-name="P17"><text:span text:style-name="T21">TreeSe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Priority</text:span><text:span text:style-name="T21"><text:line-break/></text:span><text:span text:style-name="T21">Queue</text:span></text:p>
              </table:table-cell>
              <table:table-cell>
                <text:p text:style-name="P17"><text:span text:style-name="T21">TreeMa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1"><text:span text:style-name="T2">אלגורי</text:span><text:span text:style-name="T2">תמים </text:span><text:span text:style-name="T2">נוספים </text:span><text:span text:style-name="T2">על </text:span><text:span text:style-name="T2">אוספים</text:span></text:p>
          </draw:text-box>
        </draw:frame>
        <draw:frame draw:style-name="gr2" draw:text-style-name="P6" draw:layer="layout" svg:width="0.502cm" svg:height="1.187cm" svg:x="13.91cm" svg:y="10.298cm">
          <draw:text-box>
            <text:p/>
          </draw:text-box>
        </draw:frame>
        <draw:frame draw:style-name="gr5" draw:text-style-name="P18" draw:layer="layout" svg:width="25.146cm" svg:height="15.854cm" svg:x="1.778cm" svg:y="4.907cm">
          <draw:text-box>
            <text:list text:style-name="L2">
              <text:list-header>
                <text:p text:style-name="P10"><text:span text:style-name="T23">קיימי</text:span><text:span text:style-name="T23">ם </text:span><text:span text:style-name="T23">אלגו</text:span><text:span text:style-name="T23">ריתמי</text:span><text:span text:style-name="T23">ם ל:</text:span></text:p>
              </text:list-header>
              <text:list-item>
                <text:p text:style-name="P10"><text:span text:style-name="T23">סינון </text:span><text:span text:style-name="T23">אוספי</text:span><text:span text:style-name="T23">ם – </text:span><text:span text:style-name="T23">remov</text:span><text:span text:style-name="T23">e, </text:span><text:span text:style-name="T23">remov</text:span><text:span text:style-name="T23">eAll, </text:span><text:span text:style-name="T23">retain</text:span><text:span text:style-name="T23">All, </text:span><text:span text:style-name="T23">remov</text:span><text:span text:style-name="T23">eIf</text:span></text:p>
              </text:list-item>
            </text:list>
            <text:list text:style-name="L4">
              <text:list-item>
                <text:p text:style-name="P10"><text:span text:style-name="T24">סידור </text:span><text:span text:style-name="T24">של </text:span><text:span text:style-name="T24">רשימו</text:span><text:span text:style-name="T24">ת - </text:span><text:span text:style-name="T24">sort</text:span></text:p>
              </text:list-item>
            </text:list>
            <text:list text:style-name="L2">
              <text:list-item>
                <text:p text:style-name="P10"><text:span text:style-name="T23">חיפוש </text:span><text:span text:style-name="T23">בינאר</text:span><text:span text:style-name="T23">י – </text:span><text:span text:style-name="T23">binary</text:span><text:span text:style-name="T23">Searc</text:span><text:span text:style-name="T23">h</text:span></text:p>
              </text:list-item>
              <text:list-item>
                <text:p text:style-name="P10"><text:span text:style-name="T23">שינוי </text:span><text:span text:style-name="T23">סדר </text:span><text:span text:style-name="T23">– </text:span><text:span text:style-name="T23">rotate</text:span><text:span text:style-name="T23">, </text:span><text:span text:style-name="T23">revers</text:span><text:span text:style-name="T23">e, </text:span><text:span text:style-name="T23">shuffl</text:span><text:span text:style-name="T23">e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23">לפירו</text:span><text:span text:style-name="T23">ט </text:span><text:span text:style-name="T23">ואלגו</text:span><text:span text:style-name="T23">ריתמי</text:span><text:span text:style-name="T23">ם </text:span><text:span text:style-name="T23">נוספי</text:span><text:span text:style-name="T23">ם </text:span><text:span text:style-name="T23">חפשו</text:span><text:span text:style-name="T23">:</text:span><text:span text:style-name="T23"><text:line-break/></text:span><text:span text:style-name="T17">Java </text:span><text:span text:style-name="T17">util </text:span><text:span text:style-name="T25">Colle</text:span><text:span text:style-name="T25">ction</text:span><text:span text:style-name="T25">s</text:span><text:span text:style-name="T25"><text:line-break/></text:span><text:span text:style-name="T25"/></text:p>
                  </text:list-item>
                  <text:list-item>
                    <text:p text:style-name="P10"><text:span text:style-name="T26">חידה</text:span><text:span text:style-name="T27">: </text:span><text:span text:style-name="T27">יש </text:span><text:span text:style-name="T27">לכם </text:span><text:span text:style-name="T27">שתי </text:span><text:span text:style-name="T27">קבוצות</text:span><text:span text:style-name="T27">. אתם </text:span><text:span text:style-name="T27">רוצים </text:span><text:span text:style-name="T27">ליצור </text:span><text:span text:style-name="T27">את </text:span><text:span text:style-name="T27">איחוד </text:span><text:span text:style-name="T27">שתי </text:span><text:span text:style-name="T27">הקבוצו</text:span><text:span text:style-name="T27">ת. </text:span><text:span text:style-name="T28">באילו </text:span><text:span text:style-name="T28">פעולות </text:span><text:span text:style-name="T28">תשתמ</text:span><text:span text:style-name="T28">שו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1"><text:span text:style-name="T2">מפות</text:span></text:p>
          </draw:text-box>
        </draw:frame>
        <draw:frame draw:style-name="gr2" draw:text-style-name="P6" draw:layer="layout" svg:width="0.502cm" svg:height="1.187cm" svg:x="13.91cm" svg:y="10.298cm">
          <draw:text-box>
            <text:p/>
          </draw:text-box>
        </draw:frame>
        <draw:frame draw:style-name="gr6" draw:text-style-name="P19" draw:layer="layout" svg:width="25.146cm" svg:height="14.397cm" svg:x="1.778cm" svg:y="4.907cm">
          <draw:text-box>
            <text:p text:style-name="P7"><text:span text:style-name="T29">מפה </text:span><text:span text:style-name="T30">היא </text:span><text:span text:style-name="T30">אוסף </text:span><text:span text:style-name="T30">של </text:span><text:span text:style-name="T30">התאמו</text:span><text:span text:style-name="T30">ת בין </text:span><text:span text:style-name="T30">מפתחו</text:span><text:span text:style-name="T30">ת </text:span><text:span text:style-name="T30">לערכים</text:span><text:span text:style-name="T30">. <text:s/>היא </text:span><text:span text:style-name="T30">מאפשר</text:span><text:span text:style-name="T30">ת:</text:span></text:p>
            <text:list text:style-name="L1">
              <text:list-item>
                <text:p text:style-name="P10"><text:span text:style-name="T3">הוספ</text:span><text:span text:style-name="T3">ת</text:span><text:span text:style-name="T4"> </text:span><text:span text:style-name="T4">התאמ</text:span><text:span text:style-name="T4">ה </text:span><text:span text:style-name="T4">חדשה</text:span><text:span text:style-name="T4">;</text:span></text:p>
              </text:list-item>
              <text:list-item>
                <text:p text:style-name="P10"><text:span text:style-name="T3">בדיק</text:span><text:span text:style-name="T3">ה </text:span><text:span text:style-name="T5">איזה </text:span><text:span text:style-name="T5">ערך </text:span><text:span text:style-name="T5">מתאים </text:span><text:span text:style-name="T5">למפת</text:span><text:span text:style-name="T5">ח נתון;</text:span></text:p>
              </text:list-item>
              <text:list-item>
                <text:p text:style-name="P10"><text:span text:style-name="T3">הסרת</text:span><text:span text:style-name="T4"> </text:span><text:span text:style-name="T4">התאמ</text:span><text:span text:style-name="T4">ה;</text:span></text:p>
              </text:list-item>
              <text:list-item>
                <text:p text:style-name="P10"><text:span text:style-name="T3">מיזוג</text:span><text:span text:style-name="T4"> </text:span><text:span text:style-name="T4">ערך </text:span><text:span text:style-name="T4">חדש </text:span><text:span text:style-name="T4">לערך </text:span><text:span text:style-name="T4">קיים, </text:span><text:span text:style-name="T4">בעזרת </text:span><text:span text:style-name="T4">פונקצי</text:span><text:span text:style-name="T4">ה </text:span><text:span text:style-name="T4">דו-מקו</text:span><text:span text:style-name="T4">מית </text:span><text:span text:style-name="T4">כלשהי </text:span><text:span text:style-name="T4">(</text:span><text:span text:style-name="T4">BiFu</text:span><text:span text:style-name="T4">nction</text:span><text:span text:style-name="T4">). </text:span><text:span text:style-name="T31">בעיה </text:span><text:span text:style-name="T31">לדוגמ</text:span><text:span text:style-name="T31">ה</text:span><text:span text:style-name="T4">: </text:span><text:span text:style-name="T4">ספירה </text:span><text:span text:style-name="T4">כמה </text:span><text:span text:style-name="T4">פעמים </text:span><text:span text:style-name="T4">מופיעה </text:span><text:span text:style-name="T4">כל </text:span><text:span text:style-name="T4">מילה </text:span><text:span text:style-name="T4">בטקס</text:span><text:span text:style-name="T4">ט </text:span><text:span text:style-name="T4">מסויי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1">דוגמאות לאוספים</text:p>
          </draw:text-box>
        </draw:frame>
        <draw:frame draw:style-name="gr2" draw:text-style-name="P6" draw:layer="layout" svg:width="0.502cm" svg:height="1.187cm" svg:x="13.91cm" svg:y="10.298cm">
          <draw:text-box>
            <text:p/>
          </draw:text-box>
        </draw:frame>
        <draw:frame presentation:style-name="pr4" draw:text-style-name="P10" draw:layer="layout" svg:width="25.199cm" svg:height="3.976cm" svg:x="1.401cm" svg:y="4.914cm" presentation:class="outline" presentation:user-transformed="true">
          <draw:text-box>
            <text:list text:style-name="L2">
              <text:list-item>
                <text:p text:style-name="P10">א. פולינום – שמירה על סדר - TreeSet </text:p>
              </text:list-item>
              <text:list-item>
                <text:p text:style-name="P10">ב. תחום – כל השלמים בין a ל b.</text:p>
                <text:p text:style-name="P10"/>
                <text:p text:style-name="P10"/>
                <text:p text:style-name="P10"/>
                <text:p text:style-name="P10"/>
              </text:list-item>
            </text:list>
          </draw:text-box>
        </draw:frame>
        <draw:frame draw:style-name="gr7" draw:text-style-name="P15" draw:layer="layout" svg:width="23.834cm" svg:height="5.548cm" svg:x="2.794cm" svg:y="13.716cm">
          <draw:text-box>
            <text:list text:style-name="L1">
              <text:list-header>
                <text:p text:style-name="P10"/>
              </text:list-header>
            </text:list>
            <text:list text:style-name="L2">
              <text:list-header>
                <text:p text:style-name="P10"/>
              </text:list-header>
            </text:list>
          </draw:text-box>
        </draw:frame>
        <draw:frame presentation:style-name="pr3" draw:text-style-name="P9" draw:layer="layout" svg:width="25.199cm" svg:height="3.506cm" svg:x="2.032cm" svg:y="8.432cm" presentation:class="title" presentation:user-transformed="true">
          <draw:text-box>
            <text:p text:style-name="P1">דוגמאות למפות</text:p>
          </draw:text-box>
        </draw:frame>
        <draw:frame presentation:style-name="pr4" draw:text-style-name="P10" draw:layer="layout" svg:width="25.199cm" svg:height="5.334cm" svg:x="1.471cm" svg:y="11.43cm" presentation:class="outline" presentation:user-transformed="true">
          <draw:text-box>
            <text:list text:style-name="L2">
              <text:list-item>
                <text:p text:style-name="P10">ג. פולינום – שמירה על יחידות – הפונקציות get, put.</text:p>
              </text:list-item>
              <text:list-item>
                <text:p text:style-name="P10">ד. ספירה לפי סוגים – הפונקציה merge.</text:p>
              </text:list-item>
              <text:list-item>
                <text:p text:style-name="P10">ה. חלוקה לפי סוגים – מפה של קבוצות.</text:p>
                <text:p text:style-name="P10"/>
                <text:p text:style-name="P10"/>
                <text:p text:style-name="P10"/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7-11-04T22:14:48.022477903</dc:date>
    <meta:editing-duration>P1DT6H11M34S</meta:editing-duration>
    <meta:editing-cycles>165</meta:editing-cycles>
    <meta:generator>LibreOffice/5.1.6.2$Linux_X86_64 LibreOffice_project/10m0$Build-2</meta:generator>
    <meta:document-statistic meta:object-count="62"/>
  </office:meta>
</office:document-meta>
</file>